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 New" style:font-name-asian="Courier New" style:font-name-complex="Courier New"/>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fo:font-style="italic" style:font-style-asian="italic" style:font-style-complex="italic"/>
    </style:style>
    <style:style style:name="T19" style:family="text">
      <style:text-properties style:text-position="sub 58%"/>
    </style:style>
    <style:style style:name="T20" style:family="text">
      <style:text-properties style:text-position="sub 58%"/>
    </style:style>
    <style:style style:name="T21" style:family="text">
      <style:text-properties style:text-position="sub 58%"/>
    </style:style>
    <style:style style:name="T22" style:family="text">
      <style:text-properties style:text-position="sub 58%"/>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style:text-position="sub 58%"/>
    </style:style>
    <style:style style:name="T27" style:family="text">
      <style:text-properties style:text-position="sub 58%"/>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style:text-position="sub 58%"/>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style:text-position="sub 58%"/>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style:text-position="sub 58%"/>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A1" style:family="table-cell">
      <style:table-cell-properties fo:border="none"/>
    </style:style>
  </office:automatic-styles>
  <office:body>
    <office:text>
      <text:h text:style-name="Title">How cryptic is cryptic diversity? Machine learning approaches to classifying morphological variation in <text:span text:style-name="T1">Emys</text:span><text:span text:style-name="T2"> </text:span><text:span text:style-name="T3">marmorata</text:span> (Testudinoidea, Emydidae).</text:h>
      <text:h text:style-name="Heading_20_1" text:outline-level="1">Introduction</text:h>
      <text:h text:style-name="Heading_20_1" text:outline-level="1">Materials and Methods</text:h>
      <text:h text:style-name="Heading_20_2" text:outline-level="2">Specimens, sampling, morphometrics</text:h>
      <text:p text:style-name="First_20_paragraph">We collected landmark-based morphometric data from 354 adult <text:span text:style-name="T4">E.</text:span><text:span text:style-name="T5"> </text:span><text:span text:style-name="T6">marmorata</text:span> museum specimens. These specimens are a subset of those included in , , and and represents adult individuals. We chose to focus on adults because significant changes in plastron shape occur over the course of ontogeny in <text:span text:style-name="T7">E.</text:span><text:span text:style-name="T8"> </text:span><text:span text:style-name="T9">mamorata</text:span> and other emydines .</text:p>
      <text:p text:style-name="Text_20_body">We assigned a classification to each specimen for the different binning schemes based on geographic occurrence data recorded in museum collection archives. When precise latitude and longitude information was not available we estimated it from whatever locality information was present. Because the specimens sampled to obtain the genetic data used to define the subclades were not available for study, all specimen classifications were based solely on the geographic information, not explicit assignment in previous studies. Because the exact barriers between different biogeographic regions are unknown and unclear, we represented each hypothesis with two different schemes; se we compared a total of six different schemes. The schemes differed based on where geographic boundaries were assigned. This changes how certain individuals were assigned two one of the groups within in hypothesis such as which of the three morphologically defined groups, which of the four mitochondrially defined groups, and so on. Following previous work on plastron variation , we used TpsDig 2.04 to digitize 19 landmarks [fig:plastra]). Seventeen of the landmarks are at the endpoints or intersection of the keratinous plastral scutes that cover the platron. Twelve of the landmarks were symmetrical across the axis of symmetry and, in order to prevent degrees of freedom and other concerns , we reflected these landmarks across the axis of symmetry (i.e. midline) prior to analysis and used the average position of each symmetrical pair. In cases where damage or incompleteness prevented symmetric landmarks from being determined, we used only the single member of the pair. We conducted all subsequent analyses on the resulting “half” plastra. We superimposed the plastral landmark configurations using generalized Procrustes analysis , after which, we calculated the principal components (PC) of shape using the <text:span text:style-name="T10">shapes</text:span> package for R .</text:p>
      <text:h text:style-name="Heading_20_2" text:outline-level="2">Machine learning analyses</text:h>
      <text:h text:style-name="Heading_20_3" text:outline-level="3">Unsupervised learning</text:h>
      <text:p text:style-name="First_20_paragraph">In order to preserve the relationship between all landmark configurations in shape space, we measured the dissimilarity between observations using Kendall’s Riemannian shape distance or <text:span text:style-name="T11">ρ</text:span> . We chose this metric because shape space, or the set of all possible shape configurations following Procrustes superimposition, is a Riemannian manifold and thus non-Euclidean . <text:span text:style-name="T12">ρ</text:span> varies between 0 and <text:span text:style-name="T13">π</text:span> / 2 when there is no reflection invariance, which should not be a concern in the case of the half plastral landmark configurations used in the study.</text:p>
      <text:p text:style-name="Text_20_body">We divisively cluster the <text:span text:style-name="T14">ρ</text:span> dissimilarity matrix using partitioning around mediods clustering (PAM), a method similar to <text:span text:style-name="T15">k</text:span>-means clustering except that instead of minimizing the sum of squared Euclidean distances between observations and centroids, the sum of squared dissimilarities between observations and mediods is minimized . Because the optimal number of clusters of shape configurations in the study was unknown, being possibly three, four, or some other value, we estimated clustering solutions in which the number of clusters varied between one and eight. We compated clustering solutions using the gap statistic, which is a measure of goodness of clustering .</text:p>
      <text:p text:style-name="Text_20_body">We conducted this analysis using the <text:span text:style-name="T16">cluster</text:span> package for R .</text:p>
      <text:h text:style-name="Heading_20_3" text:outline-level="3">Supervised learning</text:h>
      <text:p text:style-name="First_20_paragraph">We used three different supervised learning, or classification, approaches: linear discriminate analysis, multinomial logistic regression, and random forests. Linear discriminate analysis, also known as canonical variate analysis, is commonly used in studies of geometric morphometric data . The other two methods, however, are not. Each of these three methods has a different interpretation and they reveal very different aspects of the data. In all cases, the optimal number of PCs used as predictors was chosen via maximum within-sample AUC value, explained below.</text:p>
      <text:p text:style-name="Text_20_body">Linear discriminate analysis (LDA) attempts to find a linear combination of predictors that best model two or more classes. LDA is very similar to PCA except that instead of finding the linear combination of features that maximize the amount of explained variance in the data, LDA maximizes the differences between classes. The results of this analysis produces a transformation matrix by which the original features can be transformed to reflect the best discrimination between the classes. In this study, we applied LDA to the eigenscores from a subset of the total number of PCs, ranging from two to NUMBER in increasing order of complexity. In total, this produced nine different LDA scaling matrices.</text:p>
      <text:p text:style-name="Text_20_body">Multinomial logistic regression is an extension of logistic regression, where instead of a binary response there are three or more response classes . Similar to the odds ratios calculated from the coefficients of a logistic regression, the relative risk of a classification can be determined from the coefficients of the model. Similar to the LDA, we determined the optimal number of PCs as predictors by comparing within-sample AUC values across multiple models.</text:p>
      <text:p text:style-name="Text_20_body">Random forest models are an extension of classification and regression trees (CART) . The goal of CARTs are to use a series of different features to estimate the class of an observation (specimen). In top-down induction of decision trees for each member of a given set of predictor variables, attribute value tests are used to estimate the differences between classes. This process, called recursive partitioning, is then repeated on each subset. The recursion continues until the resulting observations all share the same class or no more meaningful partitions are possible. The resulting model is a tree structure by which observations are classified at each intersection via the estimated cutoff points from the attribute tests made during model fitting. In a random forest model, many CARTs are built from a random subsample of both the features and the observations (specimens). This process is then repeated many times and the parameters of the final model are chosen as the mode of estimates from the distribution of CARTs . In addition to classifying the observations, this procedure allows for the features to be ranked in order of importance. This is a generally important property that is useful for many other studies in which the goal is to describe and model the differences between classes and the relative importance of different predictors.</text:p>
      <text:p text:style-name="Text_20_body">In this analysis, we used 1000 subtrees to estimate the random forest model parameters. We estimated the best set of predictors necessary for each classification scheme was estimated using a recursive feature selection algorithm, and we chose the optimal number of PCs to include based on the AUC of the model. Following the backwards selection algorithm implemented in <text:span text:style-name="T17">caret</text:span> , the maximum number of features were included in the initial model, their importance ranked, and the AUC of the model calculated. The lowest ranked feature was then removed, and the AUC of the model recalculated. This was repeated until only one feature, remained. Because PCs were kept in order of importance and not in relation to the amount of variance each PC described, these means that the PCs are not included in the order of ascending eigenvalue.</text:p>
      <text:p text:style-name="Text_20_body">In classification studies, such as this one, a common metric of performance is area under the receiver operating characteristic curve (AUC). AUC is an estimate of the relationship between the false positive and true positive rates, as opposed to just the true positive rate (accuracy). This relationship is especially useful in cases where misclassification needs to be minimized just as much as accurate classification, as in this study. AUC ranges between 0.5 and 1, with 0.5 indicating classification no better than random and 1 indicating perfect classification .</text:p>
      <text:p text:style-name="Text_20_body">The standard AUC calculation is defined for binary classifications, however in this application there are multiple categories. The alternative calculation that we used follows an all-against-one strategy where the individual AUC values for each class versus all others are averaged to produce a multiclass AUC . To estimate confidence intervals on the out-of-sample AUC values, we performed a nonparametric bootstrap in which the true and estimated classifications were resampled with replacement. This was done 1000 times.</text:p>
      <text:p text:style-name="Text_20_body">The ultimate measure of model fit is accurately predicting the values of unobserved samples . Within-sample performance is inherently biased upwards, so model evaluation requires overcoming this bias. With very large sample sizes, as in this study, part of the sample can be used as the “training set” and the remainder acts as the “testing set.” The former is used for fitting the model where as the later is used for measuring model performance, and this process is called model generalization. In this analysis, we used 75% of samples as the training set while the remaining 25% were used as the testing set.</text:p>
      <text:p text:style-name="Text_20_body">It is common for some out of sample observations to be misclassified. This misclassification may be due to the model not accurately representing shape variance, systematic differences between the training and test sets, or systematic differences between the accurately and inaccurately classified samples. Testing and training sets are determined completely at random within each class and with respect to shape. Results were not effected by changes in testing or training set assignment.</text:p>
      <text:p text:style-name="Text_20_body">To determine if there were systematic differences between the correctly and incorrectly classified samples, we compared the multivariate centroids of the correct and incorrect groups to what would be expected by random. The group labels were permuted 1000 times and the difference between the new centroids was calculated. The number of permutations less than the empirical difference divided by 1000 gives a <text:span text:style-name="T18">p</text:span>-value for the test. Significant results indicate that correctly and incorrectly classified specimens are systematically different. This was done only for classes where there were 10 or more observations.</text:p>
      <text:h text:style-name="Heading_20_1" text:outline-level="1">Results</text:h>
      <text:h text:style-name="Heading_20_2" text:outline-level="2">Unsupervised learning</text:h>
      <text:p text:style-name="First_20_paragraph">Comparison of gap statistic values from PAM clustering show that the best number of clusters is most likely one (Fig. [fig:gap]). There is some ambiguity in choice because, although it is not statistically different from a solution with only one group, the solution with two groupings does have the greatest mean gap statistic. However, there is no geographical signal in the results of this clustering solution (Fig. [fig:gap<text:span text:style-name="T19">m</text:span>ap]). Because of this, we assert that this means that there is no means of naturally partitioning plastron shape into distinct subgroups.</text:p>
      <text:h text:style-name="Heading_20_2" text:outline-level="2">Supervised learning</text:h>
      <text:p text:style-name="First_20_paragraph">AUC–based model selection revealed some important patterns of variation and congruence between the classification schemes and the actual data. Generally, as many PCs as possible were included as predictors for the best models of each of the classification schemes (Fig. [fig:sel]). Note that the best random forest models were determined via recursive feature selection, so PCs were not included in order of percent variance explained. For both the LDA and multinomial logistic regression models, increasing model complexity increased cumulative percent variation necessary to best model the differing classification schemes (Fig. [fig:sel]). That almost all models were as complex as possible indicates that the differences between the different groups within each classification scheme are very small.</text:p>
      <text:p text:style-name="Text_20_body">As part of fitting a random forest model, a ranking of variable importance also is determined. Interestingly, the order of variable importance is not the same as the order of decreasing explained variance per principal component (Fig. [fig:var<text:span text:style-name="T20">i</text:span>mp]). This means that the principal components that best describe the differences between the various classes are not aligned with the principal components which describe the largest amount of variance. Another way of phrasing this is that the variance describing the differences between the classes does not align with the major axes of variance (i.e. the PCs). This result would be the case if variation between classes was extremely fine grained and not a part of the principal form or function of the plastron, which makes sense given that the plastron is involved in both protection and hydrodynamics and not mate choice . Moreover, this result is congruous with the results of the AUC–based model selection for the multinomial logistic regression and LDA models.</text:p>
      <text:p text:style-name="Text_20_body">Observed AUC values for all of the optimal models are not exceptionally high; values near 0.5 indicate that a model is no better than completely random assignment (Fig. [fig:sel]). This means that in all but a few cases the different proposed classification schemes are generally poor descriptors of the observed variation. It appears that the data set is overwhelmed by noise, making any accurate classifications difficult at best. This observation is cemented with the generalizations of the models to the testing data set.</text:p>
      <text:p text:style-name="Text_20_body">Mean AUC values for the model generalizations, in most cases, are approximately equal to the observed AUC values from the training data set (Table [tab:comp]). The cases in which the AUC from the generalizations is less than the observed, indicate poor model fit and a poor classification scheme. AUC values from model generalization, or estimating testing data set membership, does not indicate a clear “best” classification scheme (Fig. [fig:gen<text:span text:style-name="T21">h</text:span>ist]). Although the scheme with two species has the greatest AUC point estimate for each modeling approach, this scheme is not significantly greater than any other except in some limited cases (e.g. LDA, Table [tab:gen<text:span text:style-name="T22">t</text:span>ests]). Differences in mean shape between correctly and incorrectly classified observations from test set frequently were statistically significant, though there are exceptions. Again, this test was to determine if the mean shapes were statistically different or not. The frequency of these results, however, is important because it means that the different models are poor predictors of class membership. This may be because differences in plastron shape do not align with the any of the hypothesized classification schemes.</text:p>
      <text:h text:style-name="Heading_20_1" text:outline-level="1">Discussion</text:h>
      <text:p text:style-name="First_20_paragraph">The results of this study indicate that there is no clear grouping of plastra shapes in <text:span text:style-name="T23">E.</text:span><text:span text:style-name="T24"> </text:span><text:span text:style-name="T25">marmorata</text:span>.</text:p>
      <text:p text:style-name="Text_20_body">The unsupervised learning results which indicate only a single group of observations being optimal is congruous with the results from the generalizations of the supervised learning models. The classification schemes used in the supervised learning models correspond, loosely, to unsupervised learning solutions with multiple groups. Because unsupervised learning solutions with multiple groups are poor descriptors of the observed variation, it is important to see this reinforced by the supervised learning results.</text:p>
      <text:p text:style-name="Text_20_body">The results from fitting the various supervised learning models for each of the classification scheme generally shows that no one scheme is “best.” A possible explanation for this that the genetic divergence associated with (sub)speciation is either not based on plastron morphology or local selective pressures due to hydrological regime overwhelming any possible morphological divergence.</text:p>
      <text:p text:style-name="Text_20_body">Both the low AUC values ( &lt; 0. 9) and the significant difference between the correctly and incorrectly classified observations support the conclusion that none of the hypothesized classification schemes are good descriptors of the observed plastral variation.</text:p>
      <text:p text:style-name="Text_20_body">[ht]</text:p>
      <text:p text:style-name="Text_20_body"> l | c c | c c | c c &amp; &amp; &amp;<text:line-break/>Scheme &amp; Observed &amp; Generalized &amp; Observed &amp; Generalized &amp; Observed &amp; Geneeralized<text:line-break/>sh1 &amp; 0.63 &amp; 0.73 &amp; 0.75 &amp; 0.79 &amp; 0.75 &amp; 0.80<text:line-break/>sh2 &amp; 0.61 &amp; 0.58 &amp; 0.76 &amp; 0.77 &amp; 0.76 &amp; 0.77<text:line-break/>sh3 &amp; 0.63 &amp; 0.62 &amp; 0.75 &amp; 0.63 &amp; 0.75 &amp; 0.63<text:line-break/>sh4 &amp; 0.77 &amp; 0.67 &amp; 0.80 &amp; 0.64 &amp; 0.80 &amp; 0.63<text:line-break/>sh5 &amp; 0.56 &amp; 0.67 &amp; 0.74 &amp; 0.62 &amp; 0.74 &amp; 0.77<text:line-break/>spinks &amp; 0.56 &amp; 0.64 &amp; 0.71 &amp; 0.74 &amp; 0.71 &amp; 0.73<text:line-break/></text:p>
      <text:p text:style-name="Text_20_body">[tab:comp]</text:p>
      <text:p text:style-name="Text_20_body">[b]0.3</text:p>
      <table:table table:name="Table1" table:style-name="Table1">
        <table:table-column table:style-name="Table1.A"/>
        <table:table-column table:style-name="Table1.B"/>
        <table:table-header-rows>
          <table:table-row>
            <table:table-cell table:style-name="Table1.A1" office:value-type="string">
              <text:p text:style-name="P1">Scheme</text:p>
            </table:table-cell>
            <table:table-cell table:style-name="Table1.A1" office:value-type="string">
              <text:p text:style-name="P2">P(best - other  &gt;  0)</text:p>
            </table:table-cell>
          </table:table-row>
        </table:table-header-rows>
        <table:table-row>
          <table:table-cell table:style-name="Table1.A1" office:value-type="string">
            <text:p text:style-name="P3">sh1</text:p>
          </table:table-cell>
          <table:table-cell table:style-name="Table1.A1" office:value-type="string">
            <text:p text:style-name="P4"> * </text:p>
          </table:table-cell>
        </table:table-row>
        <table:table-row>
          <table:table-cell table:style-name="Table1.A1" office:value-type="string">
            <text:p text:style-name="P3">sh2</text:p>
          </table:table-cell>
          <table:table-cell table:style-name="Table1.A1" office:value-type="string">
            <text:p text:style-name="P4">0.79</text:p>
          </table:table-cell>
        </table:table-row>
        <table:table-row>
          <table:table-cell table:style-name="Table1.A1" office:value-type="string">
            <text:p text:style-name="P3">sh3</text:p>
          </table:table-cell>
          <table:table-cell table:style-name="Table1.A1" office:value-type="string">
            <text:p text:style-name="P4">0.89</text:p>
          </table:table-cell>
        </table:table-row>
        <table:table-row>
          <table:table-cell table:style-name="Table1.A1" office:value-type="string">
            <text:p text:style-name="P3">sh4</text:p>
          </table:table-cell>
          <table:table-cell table:style-name="Table1.A1" office:value-type="string">
            <text:p text:style-name="P4">0.79</text:p>
          </table:table-cell>
        </table:table-row>
        <table:table-row>
          <table:table-cell table:style-name="Table1.A1" office:value-type="string">
            <text:p text:style-name="P3">sh5</text:p>
          </table:table-cell>
          <table:table-cell table:style-name="Table1.A1" office:value-type="string">
            <text:p text:style-name="P4">0.82</text:p>
          </table:table-cell>
        </table:table-row>
        <table:table-row>
          <table:table-cell table:style-name="Table1.A1" office:value-type="string">
            <text:p text:style-name="P3">spinks</text:p>
          </table:table-cell>
          <table:table-cell table:style-name="Table1.A1" office:value-type="string">
            <text:p text:style-name="P4">0.79</text:p>
          </table:table-cell>
        </table:table-row>
      </table:table>
      <text:p text:style-name="First_20_paragraph">[rfdif]</text:p>
      <text:p text:style-name="Text_20_body">[b]0.3</text:p>
      <table:table table:name="Table2" table:style-name="Table2">
        <table:table-column table:style-name="Table2.A"/>
        <table:table-column table:style-name="Table2.B"/>
        <table:table-header-rows>
          <table:table-row>
            <table:table-cell table:style-name="Table2.A1" office:value-type="string">
              <text:p text:style-name="P5">Scheme</text:p>
            </table:table-cell>
            <table:table-cell table:style-name="Table2.A1" office:value-type="string">
              <text:p text:style-name="P6">P(best - other  &gt;  0)</text:p>
            </table:table-cell>
          </table:table-row>
        </table:table-header-rows>
        <table:table-row>
          <table:table-cell table:style-name="Table2.A1" office:value-type="string">
            <text:p text:style-name="P7">sh1</text:p>
          </table:table-cell>
          <table:table-cell table:style-name="Table2.A1" office:value-type="string">
            <text:p text:style-name="P8"> * </text:p>
          </table:table-cell>
        </table:table-row>
        <table:table-row>
          <table:table-cell table:style-name="Table2.A1" office:value-type="string">
            <text:p text:style-name="P7">sh2</text:p>
          </table:table-cell>
          <table:table-cell table:style-name="Table2.A1" office:value-type="string">
            <text:p text:style-name="P8">0.55</text:p>
          </table:table-cell>
        </table:table-row>
        <table:table-row>
          <table:table-cell table:style-name="Table2.A1" office:value-type="string">
            <text:p text:style-name="P7">sh3</text:p>
          </table:table-cell>
          <table:table-cell table:style-name="Table2.A1" office:value-type="string">
            <text:p text:style-name="P8">0.94</text:p>
          </table:table-cell>
        </table:table-row>
        <table:table-row>
          <table:table-cell table:style-name="Table2.A1" office:value-type="string">
            <text:p text:style-name="P7">sh4</text:p>
          </table:table-cell>
          <table:table-cell table:style-name="Table2.A1" office:value-type="string">
            <text:p text:style-name="P8">0.96</text:p>
          </table:table-cell>
        </table:table-row>
        <table:table-row>
          <table:table-cell table:style-name="Table2.A1" office:value-type="string">
            <text:p text:style-name="P7">sh5</text:p>
          </table:table-cell>
          <table:table-cell table:style-name="Table2.A1" office:value-type="string">
            <text:p text:style-name="P8">0.57</text:p>
          </table:table-cell>
        </table:table-row>
        <table:table-row>
          <table:table-cell table:style-name="Table2.A1" office:value-type="string">
            <text:p text:style-name="P7">spinks</text:p>
          </table:table-cell>
          <table:table-cell table:style-name="Table2.A1" office:value-type="string">
            <text:p text:style-name="P8">0.69</text:p>
          </table:table-cell>
        </table:table-row>
      </table:table>
      <text:p text:style-name="First_20_paragraph">[mmdif]</text:p>
      <text:p text:style-name="Text_20_body">[b]0.3</text:p>
      <table:table table:name="Table3" table:style-name="Table3">
        <table:table-column table:style-name="Table3.A"/>
        <table:table-column table:style-name="Table3.B"/>
        <table:table-header-rows>
          <table:table-row>
            <table:table-cell table:style-name="Table3.A1" office:value-type="string">
              <text:p text:style-name="P9">Scheme</text:p>
            </table:table-cell>
            <table:table-cell table:style-name="Table3.A1" office:value-type="string">
              <text:p text:style-name="P10">P(best - other  &gt;  0)</text:p>
            </table:table-cell>
          </table:table-row>
        </table:table-header-rows>
        <table:table-row>
          <table:table-cell table:style-name="Table3.A1" office:value-type="string">
            <text:p text:style-name="P11">sh1</text:p>
          </table:table-cell>
          <table:table-cell table:style-name="Table3.A1" office:value-type="string">
            <text:p text:style-name="P12">1</text:p>
          </table:table-cell>
        </table:table-row>
        <table:table-row>
          <table:table-cell table:style-name="Table3.A1" office:value-type="string">
            <text:p text:style-name="P11">sh2</text:p>
          </table:table-cell>
          <table:table-cell table:style-name="Table3.A1" office:value-type="string">
            <text:p text:style-name="P12">1</text:p>
          </table:table-cell>
        </table:table-row>
        <table:table-row>
          <table:table-cell table:style-name="Table3.A1" office:value-type="string">
            <text:p text:style-name="P11">sh3</text:p>
          </table:table-cell>
          <table:table-cell table:style-name="Table3.A1" office:value-type="string">
            <text:p text:style-name="P12">1</text:p>
          </table:table-cell>
        </table:table-row>
        <table:table-row>
          <table:table-cell table:style-name="Table3.A1" office:value-type="string">
            <text:p text:style-name="P11">sh4</text:p>
          </table:table-cell>
          <table:table-cell table:style-name="Table3.A1" office:value-type="string">
            <text:p text:style-name="P12">0.96</text:p>
          </table:table-cell>
        </table:table-row>
        <table:table-row>
          <table:table-cell table:style-name="Table3.A1" office:value-type="string">
            <text:p text:style-name="P11">sh5</text:p>
          </table:table-cell>
          <table:table-cell table:style-name="Table3.A1" office:value-type="string">
            <text:p text:style-name="P12"> * </text:p>
          </table:table-cell>
        </table:table-row>
        <table:table-row>
          <table:table-cell table:style-name="Table3.A1" office:value-type="string">
            <text:p text:style-name="P11">spinks</text:p>
          </table:table-cell>
          <table:table-cell table:style-name="Table3.A1" office:value-type="string">
            <text:p text:style-name="P12">0.73</text:p>
          </table:table-cell>
        </table:table-row>
      </table:table>
      <text:p text:style-name="First_20_paragraph">[lldif]</text:p>
      <text:p text:style-name="Text_20_body">[tab:gen<text:span text:style-name="T26">t</text:span>ests]</text:p>
      <text:p text:style-name="Text_20_body">[b]0.3</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Scheme</text:p>
            </table:table-cell>
            <table:table-cell table:style-name="Table4.A1" office:value-type="string">
              <text:p text:style-name="Table_20_Heading">Class</text:p>
            </table:table-cell>
            <table:table-cell table:style-name="Table4.A1" office:value-type="string">
              <text:p text:style-name="P13">distance</text:p>
            </table:table-cell>
            <table:table-cell table:style-name="Table4.A1" office:value-type="string">
              <text:p text:style-name="P14">P(distance - simulated  &gt;  0)</text:p>
            </table:table-cell>
          </table:table-row>
        </table:table-header-rows>
        <table:table-row>
          <table:table-cell table:style-name="Table4.A1" office:value-type="string">
    </table:table-cell>
          <table:table-cell table:style-name="Table4.A1" office:value-type="string">
            <text:p text:style-name="Table_20_Contents">CCR</text:p>
          </table:table-cell>
          <table:table-cell table:style-name="Table4.A1" office:value-type="string">
            <text:p text:style-name="P15">1.59</text:p>
          </table:table-cell>
          <table:table-cell table:style-name="Table4.A1" office:value-type="string">
            <text:p text:style-name="P16">0.77</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2.06</text:p>
          </table:table-cell>
          <table:table-cell table:style-name="Table4.A1" office:value-type="string">
            <text:p text:style-name="P16">0.87</text:p>
          </table:table-cell>
        </table:table-row>
        <table:table-row>
          <table:table-cell table:style-name="Table4.A1" office:value-type="string">
    </table:table-cell>
          <table:table-cell table:style-name="Table4.A1" office:value-type="string">
            <text:p text:style-name="Table_20_Contents">CCR</text:p>
          </table:table-cell>
          <table:table-cell table:style-name="Table4.A1" office:value-type="string">
            <text:p text:style-name="P15">1.81</text:p>
          </table:table-cell>
          <table:table-cell table:style-name="Table4.A1" office:value-type="string">
            <text:p text:style-name="P16">0.88</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2.16</text:p>
          </table:table-cell>
          <table:table-cell table:style-name="Table4.A1" office:value-type="string">
            <text:p text:style-name="P16">1.00</text:p>
          </table:table-cell>
        </table:table-row>
        <table:table-row>
          <table:table-cell table:style-name="Table4.A1" office:value-type="string">
    </table:table-cell>
          <table:table-cell table:style-name="Table4.A1" office:value-type="string">
            <text:p text:style-name="Table_20_Contents">CCR</text:p>
          </table:table-cell>
          <table:table-cell table:style-name="Table4.A1" office:value-type="string">
            <text:p text:style-name="P15">2.37</text:p>
          </table:table-cell>
          <table:table-cell table:style-name="Table4.A1" office:value-type="string">
            <text:p text:style-name="P16">0.94</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2.37</text:p>
          </table:table-cell>
          <table:table-cell table:style-name="Table4.A1" office:value-type="string">
            <text:p text:style-name="P16">0.99</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2.07</text:p>
          </table:table-cell>
          <table:table-cell table:style-name="Table4.A1" office:value-type="string">
            <text:p text:style-name="P16">1.00</text:p>
          </table:table-cell>
        </table:table-row>
        <table:table-row>
          <table:table-cell table:style-name="Table4.A1" office:value-type="string">
    </table:table-cell>
          <table:table-cell table:style-name="Table4.A1" office:value-type="string">
            <text:p text:style-name="Table_20_Contents">pall</text:p>
          </table:table-cell>
          <table:table-cell table:style-name="Table4.A1" office:value-type="string">
            <text:p text:style-name="P15">2.13</text:p>
          </table:table-cell>
          <table:table-cell table:style-name="Table4.A1" office:value-type="string">
            <text:p text:style-name="P16">0.99</text:p>
          </table:table-cell>
        </table:table-row>
        <table:table-row>
          <table:table-cell table:style-name="Table4.A1" office:value-type="string">
    </table:table-cell>
          <table:table-cell table:style-name="Table4.A1" office:value-type="string">
            <text:p text:style-name="Table_20_Contents">marm</text:p>
          </table:table-cell>
          <table:table-cell table:style-name="Table4.A1" office:value-type="string">
            <text:p text:style-name="P15">1.91</text:p>
          </table:table-cell>
          <table:table-cell table:style-name="Table4.A1" office:value-type="string">
            <text:p text:style-name="P16">0.85</text:p>
          </table:table-cell>
        </table:table-row>
        <table:table-row>
          <table:table-cell table:style-name="Table4.A1" office:value-type="string">
    </table:table-cell>
          <table:table-cell table:style-name="Table4.A1" office:value-type="string">
            <text:p text:style-name="Table_20_Contents">pall</text:p>
          </table:table-cell>
          <table:table-cell table:style-name="Table4.A1" office:value-type="string">
            <text:p text:style-name="P15">2.00</text:p>
          </table:table-cell>
          <table:table-cell table:style-name="Table4.A1" office:value-type="string">
            <text:p text:style-name="P16">0.94</text:p>
          </table:table-cell>
        </table:table-row>
        <table:table-row>
          <table:table-cell table:style-name="Table4.A1" office:value-type="string">
    </table:table-cell>
          <table:table-cell table:style-name="Table4.A1" office:value-type="string">
            <text:p text:style-name="Table_20_Contents">1</text:p>
          </table:table-cell>
          <table:table-cell table:style-name="Table4.A1" office:value-type="string">
            <text:p text:style-name="P15">1.79</text:p>
          </table:table-cell>
          <table:table-cell table:style-name="Table4.A1" office:value-type="string">
            <text:p text:style-name="P16">0.40</text:p>
          </table:table-cell>
        </table:table-row>
        <table:table-row>
          <table:table-cell table:style-name="Table4.A1" office:value-type="string">
    </table:table-cell>
          <table:table-cell table:style-name="Table4.A1" office:value-type="string">
            <text:p text:style-name="Table_20_Contents">3</text:p>
          </table:table-cell>
          <table:table-cell table:style-name="Table4.A1" office:value-type="string">
            <text:p text:style-name="P15">3.30</text:p>
          </table:table-cell>
          <table:table-cell table:style-name="Table4.A1" office:value-type="string">
            <text:p text:style-name="P16">0.97</text:p>
          </table:table-cell>
        </table:table-row>
      </table:table>
      <text:p text:style-name="First_20_paragraph">[rfmiss]</text:p>
      <text:p text:style-name="Text_20_body">[b]0.3</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Scheme</text:p>
            </table:table-cell>
            <table:table-cell table:style-name="Table5.A1" office:value-type="string">
              <text:p text:style-name="Table_20_Heading">Class</text:p>
            </table:table-cell>
            <table:table-cell table:style-name="Table5.A1" office:value-type="string">
              <text:p text:style-name="P17">distance</text:p>
            </table:table-cell>
            <table:table-cell table:style-name="Table5.A1" office:value-type="string">
              <text:p text:style-name="P18">P(distance - simulated  &gt;  0)</text:p>
            </table:table-cell>
          </table:table-row>
        </table:table-header-rows>
        <table:table-row>
          <table:table-cell table:style-name="Table5.A1" office:value-type="string">
    </table:table-cell>
          <table:table-cell table:style-name="Table5.A1" office:value-type="string">
            <text:p text:style-name="Table_20_Contents">CCR</text:p>
          </table:table-cell>
          <table:table-cell table:style-name="Table5.A1" office:value-type="string">
            <text:p text:style-name="P19">2.06</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22</text:p>
          </table:table-cell>
          <table:table-cell table:style-name="Table5.A1" office:value-type="string">
            <text:p text:style-name="P20">0.93</text:p>
          </table:table-cell>
        </table:table-row>
        <table:table-row>
          <table:table-cell table:style-name="Table5.A1" office:value-type="string">
    </table:table-cell>
          <table:table-cell table:style-name="Table5.A1" office:value-type="string">
            <text:p text:style-name="Table_20_Contents">CCR</text:p>
          </table:table-cell>
          <table:table-cell table:style-name="Table5.A1" office:value-type="string">
            <text:p text:style-name="P19">2.50</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60</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CCR</text:p>
          </table:table-cell>
          <table:table-cell table:style-name="Table5.A1" office:value-type="string">
            <text:p text:style-name="P19">2.39</text:p>
          </table:table-cell>
          <table:table-cell table:style-name="Table5.A1" office:value-type="string">
            <text:p text:style-name="P20">0.99</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24</text:p>
          </table:table-cell>
          <table:table-cell table:style-name="Table5.A1" office:value-type="string">
            <text:p text:style-name="P20">0.98</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23</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pall</text:p>
          </table:table-cell>
          <table:table-cell table:style-name="Table5.A1" office:value-type="string">
            <text:p text:style-name="P19">2.15</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marm</text:p>
          </table:table-cell>
          <table:table-cell table:style-name="Table5.A1" office:value-type="string">
            <text:p text:style-name="P19">2.43</text:p>
          </table:table-cell>
          <table:table-cell table:style-name="Table5.A1" office:value-type="string">
            <text:p text:style-name="P20">0.97</text:p>
          </table:table-cell>
        </table:table-row>
        <table:table-row>
          <table:table-cell table:style-name="Table5.A1" office:value-type="string">
    </table:table-cell>
          <table:table-cell table:style-name="Table5.A1" office:value-type="string">
            <text:p text:style-name="Table_20_Contents">pall</text:p>
          </table:table-cell>
          <table:table-cell table:style-name="Table5.A1" office:value-type="string">
            <text:p text:style-name="P19">2.60</text:p>
          </table:table-cell>
          <table:table-cell table:style-name="Table5.A1" office:value-type="string">
            <text:p text:style-name="P20">1.00</text:p>
          </table:table-cell>
        </table:table-row>
        <table:table-row>
          <table:table-cell table:style-name="Table5.A1" office:value-type="string">
    </table:table-cell>
          <table:table-cell table:style-name="Table5.A1" office:value-type="string">
            <text:p text:style-name="Table_20_Contents">1</text:p>
          </table:table-cell>
          <table:table-cell table:style-name="Table5.A1" office:value-type="string">
            <text:p text:style-name="P19">2.96</text:p>
          </table:table-cell>
          <table:table-cell table:style-name="Table5.A1" office:value-type="string">
            <text:p text:style-name="P20">0.92</text:p>
          </table:table-cell>
        </table:table-row>
        <table:table-row>
          <table:table-cell table:style-name="Table5.A1" office:value-type="string">
    </table:table-cell>
          <table:table-cell table:style-name="Table5.A1" office:value-type="string">
            <text:p text:style-name="Table_20_Contents">3</text:p>
          </table:table-cell>
          <table:table-cell table:style-name="Table5.A1" office:value-type="string">
            <text:p text:style-name="P19">3.18</text:p>
          </table:table-cell>
          <table:table-cell table:style-name="Table5.A1" office:value-type="string">
            <text:p text:style-name="P20">0.99</text:p>
          </table:table-cell>
        </table:table-row>
      </table:table>
      <text:p text:style-name="First_20_paragraph">[mmmiss]</text:p>
      <text:p text:style-name="Text_20_body">[b]0.3</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Scheme</text:p>
            </table:table-cell>
            <table:table-cell table:style-name="Table6.A1" office:value-type="string">
              <text:p text:style-name="Table_20_Heading">Class</text:p>
            </table:table-cell>
            <table:table-cell table:style-name="Table6.A1" office:value-type="string">
              <text:p text:style-name="P21">distance</text:p>
            </table:table-cell>
            <table:table-cell table:style-name="Table6.A1" office:value-type="string">
              <text:p text:style-name="P22">P(distance - simulated  &gt;  0)</text:p>
            </table:table-cell>
          </table:table-row>
        </table:table-header-rows>
        <table:table-row>
          <table:table-cell table:style-name="Table6.A1" office:value-type="string">
    </table:table-cell>
          <table:table-cell table:style-name="Table6.A1" office:value-type="string">
            <text:p text:style-name="Table_20_Contents">CCR</text:p>
          </table:table-cell>
          <table:table-cell table:style-name="Table6.A1" office:value-type="string">
            <text:p text:style-name="P23">2.07</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2.22</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CCR</text:p>
          </table:table-cell>
          <table:table-cell table:style-name="Table6.A1" office:value-type="string">
            <text:p text:style-name="P23">2.20</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1.87</text:p>
          </table:table-cell>
          <table:table-cell table:style-name="Table6.A1" office:value-type="string">
            <text:p text:style-name="P24">0.98</text:p>
          </table:table-cell>
        </table:table-row>
        <table:table-row>
          <table:table-cell table:style-name="Table6.A1" office:value-type="string">
    </table:table-cell>
          <table:table-cell table:style-name="Table6.A1" office:value-type="string">
            <text:p text:style-name="Table_20_Contents">CCR</text:p>
          </table:table-cell>
          <table:table-cell table:style-name="Table6.A1" office:value-type="string">
            <text:p text:style-name="P23">2.75</text:p>
          </table:table-cell>
          <table:table-cell table:style-name="Table6.A1" office:value-type="string">
            <text:p text:style-name="P24">0.98</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2.36</text:p>
          </table:table-cell>
          <table:table-cell table:style-name="Table6.A1" office:value-type="string">
            <text:p text:style-name="P24">0.47</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2.23</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pall</text:p>
          </table:table-cell>
          <table:table-cell table:style-name="Table6.A1" office:value-type="string">
            <text:p text:style-name="P23">2.15</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marm</text:p>
          </table:table-cell>
          <table:table-cell table:style-name="Table6.A1" office:value-type="string">
            <text:p text:style-name="P23">2.43</text:p>
          </table:table-cell>
          <table:table-cell table:style-name="Table6.A1" office:value-type="string">
            <text:p text:style-name="P24">0.96</text:p>
          </table:table-cell>
        </table:table-row>
        <table:table-row>
          <table:table-cell table:style-name="Table6.A1" office:value-type="string">
    </table:table-cell>
          <table:table-cell table:style-name="Table6.A1" office:value-type="string">
            <text:p text:style-name="Table_20_Contents">pall</text:p>
          </table:table-cell>
          <table:table-cell table:style-name="Table6.A1" office:value-type="string">
            <text:p text:style-name="P23">2.60</text:p>
          </table:table-cell>
          <table:table-cell table:style-name="Table6.A1" office:value-type="string">
            <text:p text:style-name="P24">1.00</text:p>
          </table:table-cell>
        </table:table-row>
        <table:table-row>
          <table:table-cell table:style-name="Table6.A1" office:value-type="string">
    </table:table-cell>
          <table:table-cell table:style-name="Table6.A1" office:value-type="string">
            <text:p text:style-name="Table_20_Contents">1</text:p>
          </table:table-cell>
          <table:table-cell table:style-name="Table6.A1" office:value-type="string">
            <text:p text:style-name="P23">2.96</text:p>
          </table:table-cell>
          <table:table-cell table:style-name="Table6.A1" office:value-type="string">
            <text:p text:style-name="P24">0.90</text:p>
          </table:table-cell>
        </table:table-row>
        <table:table-row>
          <table:table-cell table:style-name="Table6.A1" office:value-type="string">
    </table:table-cell>
          <table:table-cell table:style-name="Table6.A1" office:value-type="string">
            <text:p text:style-name="Table_20_Contents">3</text:p>
          </table:table-cell>
          <table:table-cell table:style-name="Table6.A1" office:value-type="string">
            <text:p text:style-name="P23">3.33</text:p>
          </table:table-cell>
          <table:table-cell table:style-name="Table6.A1" office:value-type="string">
            <text:p text:style-name="P24">1.00</text:p>
          </table:table-cell>
        </table:table-row>
      </table:table>
      <text:p text:style-name="First_20_paragraph">[llmiss]</text:p>
      <text:p text:style-name="Text_20_body">[tab:miss<text:span text:style-name="T27">t</text:span>ests]</text:p>
      <text:p text:style-name="Text_20_body"><text:span text:style-name="T28">Depiction</text:span><text:span text:style-name="T29"> </text:span><text:span text:style-name="T30">of</text:span><text:span text:style-name="T31"> </text:span><text:span text:style-name="T32">general</text:span><text:span text:style-name="T33"> </text:span><text:span text:style-name="T34">plastral</text:span><text:span text:style-name="T35"> </text:span><text:span text:style-name="T36">shape</text:span><text:span text:style-name="T37"> </text:span><text:span text:style-name="T38">of</text:span><text:span text:style-name="T39"> </text:span><text:span text:style-name="T40">E.</text:span><text:span text:style-name="T41"> </text:span><text:span text:style-name="T42">marmorata</text:span> and position of the 19 landmark used in this study. Anterior is towards the top of the figure. [fig:plastra]</text:p>
      <text:p text:style-name="Text_20_body"><text:span text:style-name="T43">Results</text:span><text:span text:style-name="T44"> </text:span><text:span text:style-name="T45">from</text:span><text:span text:style-name="T46"> </text:span><text:span text:style-name="T47">PAM</text:span><text:span text:style-name="T48"> </text:span><text:span text:style-name="T49">clustering</text:span><text:span text:style-name="T50"> </text:span><text:span text:style-name="T51">of</text:span><text:span text:style-name="T52"> </text:span><text:span text:style-name="T53">the</text:span><text:span text:style-name="T54"> </text:span><text:span text:style-name="T55">Riemannian</text:span><text:span text:style-name="T56"> </text:span><text:span text:style-name="T57">shape</text:span><text:span text:style-name="T58"> </text:span><text:span text:style-name="T59">distance</text:span><text:span text:style-name="T60"> </text:span><text:span text:style-name="T61">for</text:span><text:span text:style-name="T62"> </text:span><text:span text:style-name="T63">8</text:span><text:span text:style-name="T64"> </text:span><text:span text:style-name="T65">different</text:span><text:span text:style-name="T66"> </text:span><text:span text:style-name="T67">number</text:span><text:span text:style-name="T68"> </text:span><text:span text:style-name="T69">of</text:span><text:span text:style-name="T70"> </text:span><text:span text:style-name="T71">clusters.</text:span><text:span text:style-name="T72"> </text:span><text:span text:style-name="T73">Vertical</text:span><text:span text:style-name="T74"> </text:span><text:span text:style-name="T75">lines</text:span><text:span text:style-name="T76"> </text:span><text:span text:style-name="T77">are</text:span><text:span text:style-name="T78"> </text:span><text:span text:style-name="T79">1</text:span><text:span text:style-name="T80"> </text:span><text:span text:style-name="T81">standard</text:span><text:span text:style-name="T82"> </text:span><text:span text:style-name="T83">deviation</text:span><text:span text:style-name="T84"> </text:span><text:span text:style-name="T85">of</text:span><text:span text:style-name="T86"> </text:span><text:span text:style-name="T87">the</text:span><text:span text:style-name="T88"> </text:span><text:span text:style-name="T89">mean</text:span><text:span text:style-name="T90"> </text:span><text:span text:style-name="T91">determined</text:span><text:span text:style-name="T92"> </text:span><text:span text:style-name="T93">from</text:span><text:span text:style-name="T94"> </text:span><text:span text:style-name="T95">500</text:span><text:span text:style-name="T96"> </text:span><text:span text:style-name="T97">resamples.</text:span> [fig:gap]</text:p>
      <text:p text:style-name="Text_20_body"><text:span text:style-name="T98">Comparison</text:span><text:span text:style-name="T99"> </text:span><text:span text:style-name="T100">of</text:span><text:span text:style-name="T101"> </text:span><text:span text:style-name="T102">geographic</text:span><text:span text:style-name="T103"> </text:span><text:span text:style-name="T104">distribution</text:span><text:span text:style-name="T105"> </text:span><text:span text:style-name="T106">of</text:span><text:span text:style-name="T107"> </text:span><text:span text:style-name="T108">clustered</text:span><text:span text:style-name="T109"> </text:span><text:span text:style-name="T110">observations</text:span><text:span text:style-name="T111"> </text:span><text:span text:style-name="T112">from</text:span><text:span text:style-name="T113"> </text:span><text:span text:style-name="T114">the</text:span><text:span text:style-name="T115"> </text:span><text:span text:style-name="T116">2</text:span><text:span text:style-name="T117"> </text:span><text:span text:style-name="T118">clustering</text:span><text:span text:style-name="T119"> </text:span><text:span text:style-name="T120">PAM</text:span><text:span text:style-name="T121"> </text:span><text:span text:style-name="T122">solution.</text:span><text:span text:style-name="T123"> </text:span><text:span text:style-name="T124">Colour</text:span><text:span text:style-name="T125"> </text:span><text:span text:style-name="T126">and</text:span><text:span text:style-name="T127"> </text:span><text:span text:style-name="T128">shape</text:span><text:span text:style-name="T129"> </text:span><text:span text:style-name="T130">correspond</text:span><text:span text:style-name="T131"> </text:span><text:span text:style-name="T132">to</text:span><text:span text:style-name="T133"> </text:span><text:span text:style-name="T134">each</text:span><text:span text:style-name="T135"> </text:span><text:span text:style-name="T136">of</text:span><text:span text:style-name="T137"> </text:span><text:span text:style-name="T138">the</text:span><text:span text:style-name="T139"> </text:span><text:span text:style-name="T140">groups.</text:span><text:span text:style-name="T141"> </text:span><text:span text:style-name="T142">There</text:span><text:span text:style-name="T143"> </text:span><text:span text:style-name="T144">is</text:span><text:span text:style-name="T145"> </text:span><text:span text:style-name="T146">clearly</text:span><text:span text:style-name="T147"> </text:span><text:span text:style-name="T148">no</text:span><text:span text:style-name="T149"> </text:span><text:span text:style-name="T150">geographic</text:span><text:span text:style-name="T151"> </text:span><text:span text:style-name="T152">signal</text:span><text:span text:style-name="T153"> </text:span><text:span text:style-name="T154">in</text:span><text:span text:style-name="T155"> </text:span><text:span text:style-name="T156">the</text:span><text:span text:style-name="T157"> </text:span><text:span text:style-name="T158">data.</text:span> [fig:gap<text:span text:style-name="T159">m</text:span>ap]</text:p>
      <text:p text:style-name="Text_20_body"><text:span text:style-name="T160">Graphical</text:span><text:span text:style-name="T161"> </text:span><text:span text:style-name="T162">representation</text:span><text:span text:style-name="T163"> </text:span><text:span text:style-name="T164">of</text:span><text:span text:style-name="T165"> </text:span><text:span text:style-name="T166">the</text:span><text:span text:style-name="T167"> </text:span><text:span text:style-name="T168">AUC</text:span><text:span text:style-name="T169"> </text:span><text:span text:style-name="T170">values</text:span><text:span text:style-name="T171"> </text:span><text:span text:style-name="T172">from</text:span><text:span text:style-name="T173"> </text:span><text:span text:style-name="T174">model</text:span><text:span text:style-name="T175"> </text:span><text:span text:style-name="T176">selection</text:span><text:span text:style-name="T177"> </text:span><text:span text:style-name="T178">for</text:span><text:span text:style-name="T179"> </text:span><text:span text:style-name="T180">multinomial</text:span><text:span text:style-name="T181"> </text:span><text:span text:style-name="T182">logigistic</text:span><text:span text:style-name="T183"> </text:span><text:span text:style-name="T184">regression</text:span><text:span text:style-name="T185"> </text:span><text:span text:style-name="T186">and</text:span><text:span text:style-name="T187"> </text:span><text:span text:style-name="T188">linear</text:span><text:span text:style-name="T189"> </text:span><text:span text:style-name="T190">discriminate</text:span><text:span text:style-name="T191"> </text:span><text:span text:style-name="T192">analysis,</text:span><text:span text:style-name="T193"> </text:span><text:span text:style-name="T194">respecitively.</text:span><text:span text:style-name="T195"> </text:span><text:span text:style-name="T196">AUC</text:span><text:span text:style-name="T197"> </text:span><text:span text:style-name="T198">model</text:span><text:span text:style-name="T199"> </text:span><text:span text:style-name="T200">selection</text:span><text:span text:style-name="T201"> </text:span><text:span text:style-name="T202">is</text:span><text:span text:style-name="T203"> </text:span><text:span text:style-name="T204">based</text:span><text:span text:style-name="T205"> </text:span><text:span text:style-name="T206">on</text:span><text:span text:style-name="T207"> </text:span><text:span text:style-name="T208">greatest</text:span><text:span text:style-name="T209"> </text:span><text:span text:style-name="T210">AUC</text:span><text:span text:style-name="T211"> </text:span><text:span text:style-name="T212">value.</text:span><text:span text:style-name="T213"> </text:span><text:span text:style-name="T214">The</text:span><text:span text:style-name="T215"> </text:span><text:span text:style-name="T216">horizontal</text:span><text:span text:style-name="T217"> </text:span><text:span text:style-name="T218">axis</text:span><text:span text:style-name="T219"> </text:span><text:span text:style-name="T220">corresponds</text:span><text:span text:style-name="T221"> </text:span><text:span text:style-name="T222">to</text:span><text:span text:style-name="T223"> </text:span><text:span text:style-name="T224">the</text:span><text:span text:style-name="T225"> </text:span><text:span text:style-name="T226">cummulative</text:span><text:span text:style-name="T227"> </text:span><text:span text:style-name="T228">number</text:span><text:span text:style-name="T229"> </text:span><text:span text:style-name="T230">of</text:span><text:span text:style-name="T231"> </text:span><text:span text:style-name="T232">axes</text:span><text:span text:style-name="T233"> </text:span><text:span text:style-name="T234">included</text:span><text:span text:style-name="T235"> </text:span><text:span text:style-name="T236">in</text:span><text:span text:style-name="T237"> </text:span><text:span text:style-name="T238">the</text:span><text:span text:style-name="T239"> </text:span><text:span text:style-name="T240">model</text:span><text:span text:style-name="T241"> </text:span><text:span text:style-name="T242">of</text:span><text:span text:style-name="T243"> </text:span><text:span text:style-name="T244">interest.</text:span><text:span text:style-name="T245"> </text:span><text:span text:style-name="T246">A</text:span><text:span text:style-name="T247"> </text:span><text:span text:style-name="T248">red</text:span><text:span text:style-name="T249"> </text:span><text:span text:style-name="T250">dot</text:span><text:span text:style-name="T251"> </text:span><text:span text:style-name="T252">corresponds</text:span><text:span text:style-name="T253"> </text:span><text:span text:style-name="T254">to</text:span><text:span text:style-name="T255"> </text:span><text:span text:style-name="T256">the</text:span><text:span text:style-name="T257"> </text:span><text:span text:style-name="T258">AUC</text:span><text:span text:style-name="T259"> </text:span><text:span text:style-name="T260">best</text:span><text:span text:style-name="T261"> </text:span><text:span text:style-name="T262">model</text:span><text:span text:style-name="T263"> </text:span><text:span text:style-name="T264">for</text:span><text:span text:style-name="T265"> </text:span><text:span text:style-name="T266">that</text:span><text:span text:style-name="T267"> </text:span><text:span text:style-name="T268">classification</text:span><text:span text:style-name="T269"> </text:span><text:span text:style-name="T270">scheme.</text:span> [fig:sel]</text:p>
      <text:p text:style-name="Text_20_body"><text:span text:style-name="T271">Variable</text:span><text:span text:style-name="T272"> </text:span><text:span text:style-name="T273">importance</text:span><text:span text:style-name="T274"> </text:span><text:span text:style-name="T275">from</text:span><text:span text:style-name="T276"> </text:span><text:span text:style-name="T277">the</text:span><text:span text:style-name="T278"> </text:span><text:span text:style-name="T279">random</text:span><text:span text:style-name="T280"> </text:span><text:span text:style-name="T281">forest</text:span><text:span text:style-name="T282"> </text:span><text:span text:style-name="T283">models</text:span><text:span text:style-name="T284"> </text:span><text:span text:style-name="T285">for</text:span><text:span text:style-name="T286"> </text:span><text:span text:style-name="T287">each</text:span><text:span text:style-name="T288"> </text:span><text:span text:style-name="T289">of</text:span><text:span text:style-name="T290"> </text:span><text:span text:style-name="T291">the</text:span><text:span text:style-name="T292"> </text:span><text:span text:style-name="T293">six</text:span><text:span text:style-name="T294"> </text:span><text:span text:style-name="T295">classification</text:span><text:span text:style-name="T296"> </text:span><text:span text:style-name="T297">schemes.</text:span><text:span text:style-name="T298"> </text:span><text:span text:style-name="T299">Importance</text:span><text:span text:style-name="T300"> </text:span><text:span text:style-name="T301">is</text:span><text:span text:style-name="T302"> </text:span><text:span text:style-name="T303">measured</text:span><text:span text:style-name="T304"> </text:span><text:span text:style-name="T305">as</text:span><text:span text:style-name="T306"> </text:span><text:span text:style-name="T307">the</text:span><text:span text:style-name="T308"> </text:span><text:span text:style-name="T309">mean</text:span><text:span text:style-name="T310"> </text:span><text:span text:style-name="T311">decrease</text:span><text:span text:style-name="T312"> </text:span><text:span text:style-name="T313">in</text:span><text:span text:style-name="T314"> </text:span><text:span text:style-name="T315">Gini</text:span><text:span text:style-name="T316"> </text:span><text:span text:style-name="T317">Index,</text:span><text:span text:style-name="T318"> </text:span><text:span text:style-name="T319">which</text:span><text:span text:style-name="T320"> </text:span><text:span text:style-name="T321">is</text:span><text:span text:style-name="T322"> </text:span><text:span text:style-name="T323">a</text:span><text:span text:style-name="T324"> </text:span><text:span text:style-name="T325">measure</text:span><text:span text:style-name="T326"> </text:span><text:span text:style-name="T327">of</text:span><text:span text:style-name="T328"> </text:span><text:span text:style-name="T329">the</text:span><text:span text:style-name="T330"> </text:span><text:span text:style-name="T331">strength</text:span><text:span text:style-name="T332"> </text:span><text:span text:style-name="T333">by</text:span><text:span text:style-name="T334"> </text:span><text:span text:style-name="T335">which</text:span><text:span text:style-name="T336"> </text:span><text:span text:style-name="T337">that</text:span><text:span text:style-name="T338"> </text:span><text:span text:style-name="T339">variable</text:span><text:span text:style-name="T340"> </text:span><text:span text:style-name="T341">determines</text:span><text:span text:style-name="T342"> </text:span><text:span text:style-name="T343">CART</text:span><text:span text:style-name="T344"> </text:span><text:span text:style-name="T345">structure.</text:span><text:span text:style-name="T346"> </text:span><text:span text:style-name="T347">Indices</text:span><text:span text:style-name="T348"> </text:span><text:span text:style-name="T349">that</text:span><text:span text:style-name="T350"> </text:span><text:span text:style-name="T351">are</text:span><text:span text:style-name="T352"> </text:span><text:span text:style-name="T353">farther</text:span><text:span text:style-name="T354"> </text:span><text:span text:style-name="T355">to</text:span><text:span text:style-name="T356"> </text:span><text:span text:style-name="T357">the</text:span><text:span text:style-name="T358"> </text:span><text:span text:style-name="T359">right</text:span><text:span text:style-name="T360"> </text:span><text:span text:style-name="T361">indicate</text:span><text:span text:style-name="T362"> </text:span><text:span text:style-name="T363">greater</text:span><text:span text:style-name="T364"> </text:span><text:span text:style-name="T365">variable</text:span><text:span text:style-name="T366"> </text:span><text:span text:style-name="T367">importance.</text:span> [fig:var<text:span text:style-name="T368">i</text:span>mp]</text:p>
      <text:p text:style-name="Text_20_body"><text:span text:style-name="T369">Bootstrap</text:span><text:span text:style-name="T370"> </text:span><text:span text:style-name="T371">distributions</text:span><text:span text:style-name="T372"> </text:span><text:span text:style-name="T373">for</text:span><text:span text:style-name="T374"> </text:span><text:span text:style-name="T375">genearlized</text:span><text:span text:style-name="T376"> </text:span><text:span text:style-name="T377">AUC</text:span><text:span text:style-name="T378"> </text:span><text:span text:style-name="T379">values</text:span><text:span text:style-name="T380"> </text:span><text:span text:style-name="T381">for</text:span><text:span text:style-name="T382"> </text:span><text:span text:style-name="T383">each</text:span><text:span text:style-name="T384"> </text:span><text:span text:style-name="T385">of</text:span><text:span text:style-name="T386"> </text:span><text:span text:style-name="T387">the</text:span><text:span text:style-name="T388"> </text:span><text:span text:style-name="T389">classification</text:span><text:span text:style-name="T390"> </text:span><text:span text:style-name="T391">schemes.</text:span><text:span text:style-name="T392"> </text:span><text:span text:style-name="T393">Each</text:span><text:span text:style-name="T394"> </text:span><text:span text:style-name="T395">row</text:span><text:span text:style-name="T396"> </text:span><text:span text:style-name="T397">corresponds</text:span><text:span text:style-name="T398"> </text:span><text:span text:style-name="T399">to</text:span><text:span text:style-name="T400"> </text:span><text:span text:style-name="T401">a</text:span><text:span text:style-name="T402"> </text:span><text:span text:style-name="T403">different</text:span><text:span text:style-name="T404"> </text:span><text:span text:style-name="T405">modeling</text:span><text:span text:style-name="T406"> </text:span><text:span text:style-name="T407">approach:</text:span><text:span text:style-name="T408"> </text:span><text:span text:style-name="T409">LDA,</text:span><text:span text:style-name="T410"> </text:span><text:span text:style-name="T411">LDA</text:span><text:span text:style-name="T412"> </text:span><text:span text:style-name="T413">using</text:span><text:span text:style-name="T414"> </text:span><text:span text:style-name="T415">best</text:span><text:span text:style-name="T416"> </text:span><text:span text:style-name="T417">variables</text:span><text:span text:style-name="T418"> </text:span><text:span text:style-name="T419">from</text:span><text:span text:style-name="T420"> </text:span><text:span text:style-name="T421">random</text:span><text:span text:style-name="T422"> </text:span><text:span text:style-name="T423">forest,</text:span><text:span text:style-name="T424"> </text:span><text:span text:style-name="T425">multinomial</text:span><text:span text:style-name="T426"> </text:span><text:span text:style-name="T427">logistic</text:span><text:span text:style-name="T428"> </text:span><text:span text:style-name="T429">regression,</text:span><text:span text:style-name="T430"> </text:span><text:span text:style-name="T431">and</text:span><text:span text:style-name="T432"> </text:span><text:span text:style-name="T433">random</text:span><text:span text:style-name="T434"> </text:span><text:span text:style-name="T435">forest.</text:span><text:span text:style-name="T436"> </text:span><text:span text:style-name="T437">Each</text:span><text:span text:style-name="T438"> </text:span><text:span text:style-name="T439">distribution</text:span><text:span text:style-name="T440"> </text:span><text:span text:style-name="T441">corresponds</text:span><text:span text:style-name="T442"> </text:span><text:span text:style-name="T443">to</text:span><text:span text:style-name="T444"> </text:span><text:span text:style-name="T445">1000</text:span><text:span text:style-name="T446"> </text:span><text:span text:style-name="T447">bootstrap</text:span><text:span text:style-name="T448"> </text:span><text:span text:style-name="T449">replicates.</text:span> [fig:gen<text:span text:style-name="T450">h</text:span>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cryptic is cryptic diversity? Machine learning approaches to classifying morphological variation in Emys marmorata (Testudinoidea, Emydidae).</dc:title>
  </office:meta>
</office:document-meta>
</file>